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0000000E1454FC464.jpg" manifest:media-type="image/jpeg"/>
  <manifest:file-entry manifest:full-path="Pictures/10000000000000DE00000051E55F86E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svg:font-family="Times"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Droid Sans" svg:font-family="'Droid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1"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itle">
      <style:paragraph-properties fo:text-align="center" style:justify-single-word="false"/>
    </style:style>
    <style:style style:name="P3" style:family="paragraph" style:parent-style-name="Standard">
      <style:text-properties style:font-name="Times New roman" fo:font-size="15pt" style:font-size-asian="15pt" style:font-size-complex="15pt"/>
    </style:style>
    <style:style style:name="P4" style:family="paragraph" style:parent-style-name="Standard">
      <style:text-properties fo:font-size="10pt" fo:font-weight="normal" style:font-size-asian="10pt" style:font-weight-asian="normal" style:font-size-complex="10pt" style:font-weight-complex="normal"/>
    </style:style>
    <style:style style:name="P5" style:family="paragraph" style:parent-style-name="Standard" style:list-style-name="L13">
      <style:text-properties style:font-name="Times New roman" fo:font-size="15pt" fo:font-weight="normal" style:font-name-asian="Times New Roman1" style:font-size-asian="15pt" style:font-weight-asian="normal" style:font-name-complex="Times New Roman1" style:font-size-complex="15pt"/>
    </style:style>
    <style:style style:name="P6" style:family="paragraph" style:parent-style-name="Standard">
      <style:text-properties style:font-name="Times New roman" fo:font-size="15pt" style:font-size-asian="15pt" style:font-size-complex="15pt"/>
    </style:style>
    <style:style style:name="P7" style:family="paragraph" style:parent-style-name="Standard" style:list-style-name="L12">
      <style:text-properties style:font-name="Times New roman" fo:font-size="15pt" style:font-size-asian="15pt" style:font-size-complex="15pt"/>
    </style:style>
    <style:style style:name="P8" style:family="paragraph" style:parent-style-name="Standard" style:list-style-name="L13">
      <style:text-properties style:font-name="Times New roman" fo:font-size="15pt" style:font-size-asian="15pt" style:font-size-complex="15pt"/>
    </style:style>
    <style:style style:name="P9" style:family="paragraph" style:parent-style-name="Standard">
      <style:text-properties fo:font-weight="normal" style:font-name-asian="Times New Roman1" style:font-weight-asian="normal" style:font-name-complex="Times New Roman1"/>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text-properties style:font-name="Times new roman" fo:font-size="15pt" style:font-size-asian="15pt" style:font-size-complex="15pt"/>
    </style:style>
    <style:style style:name="P12" style:family="paragraph" style:parent-style-name="Standard">
      <style:text-properties style:font-name="Times new roman" fo:font-size="14pt" style:font-size-asian="14pt" style:font-size-complex="14pt"/>
    </style:style>
    <style:style style:name="P13" style:family="paragraph" style:parent-style-name="Standard" style:list-style-name="L12"/>
    <style:style style:name="P14" style:family="paragraph" style:parent-style-name="Standard" style:master-page-name="First_20_Page">
      <style:paragraph-properties style:page-number="auto"/>
    </style:style>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1">
      <style:text-properties fo:font-weight="normal"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itle">
      <style:paragraph-properties fo:text-align="center" style:justify-single-word="false"/>
    </style:style>
    <style:style style:name="P19" style:family="paragraph" style:parent-style-name="Contents_20_1">
      <style:paragraph-properties>
        <style:tab-stops>
          <style:tab-stop style:position="15.921cm" style:type="right" style:leader-style="dotted" style:leader-text="."/>
        </style:tab-stops>
      </style:paragraph-properties>
    </style:style>
    <style:style style:name="P20" style:family="paragraph" style:parent-style-name="Contents_20_2">
      <style:paragraph-properties>
        <style:tab-stops>
          <style:tab-stop style:position="15.921cm" style:type="right" style:leader-style="dotted" style:leader-text="."/>
        </style:tab-stops>
      </style:paragraph-properties>
    </style:style>
    <style:style style:name="T1" style:family="text">
      <style:text-properties fo:font-size="35pt" style:font-size-asian="35pt" style:font-size-complex="35pt"/>
    </style:style>
    <style:style style:name="T2" style:family="text">
      <style:text-properties style:font-name="Times New Roman" fo:font-size="35pt" style:font-name-asian="Times New Roman1" style:font-size-asian="35pt" style:font-name-complex="Times New Roman1" style:font-size-complex="35pt"/>
    </style:style>
    <style:style style:name="T3" style:family="text">
      <style:text-properties fo:font-weight="normal" style:font-name-asian="Times New Roman1" style:font-weight-asian="normal" style:font-name-complex="Times New Roman1"/>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style:font-name-asian="Droid Sans1" style:font-weight-asian="normal" style:font-name-complex="Droid Sans1"/>
    </style:style>
    <style:style style:name="T7" style:family="text">
      <style:text-properties fo:font-weight="bold" style:font-weight-asian="bold" style:font-weight-complex="bold"/>
    </style:style>
    <style:style style:name="T8" style:family="text">
      <style:text-properties fo:background-color="#ffff00"/>
    </style:style>
    <style:style style:name="T9" style:family="text">
      <style:text-properties fo:font-size="10pt" fo:font-weight="bold" style:font-name-asian="Droid Sans1" style:font-size-asian="10pt" style:font-weight-asian="bold" style:font-name-complex="Droid Sans1" style:font-size-complex="10pt" style:font-weight-complex="bold"/>
    </style:style>
    <style:style style:name="T10" style:family="text">
      <style:text-properties fo:font-size="10pt" fo:font-weight="normal" style:font-name-asian="Droid Sans1" style:font-size-asian="10pt" style:font-weight-asian="normal" style:font-name-complex="Droid Sans1" style:font-size-complex="10pt" style:font-weight-complex="normal"/>
    </style:style>
    <style:style style:name="T11" style:family="text">
      <style:text-properties style:font-name="Times new roman" fo:font-size="10pt" fo:font-weight="bold" style:font-name-asian="Droid Sans1" style:font-size-asian="10pt" style:font-weight-asian="bold" style:font-name-complex="Droid Sans1" style:font-size-complex="10pt" style:font-weight-complex="bold"/>
    </style:style>
    <style:style style:name="T12" style:family="text">
      <style:text-properties style:font-name="Times New roman" fo:font-size="15pt" fo:font-weight="normal" style:font-size-asian="15pt" style:font-weight-asian="normal" style:font-size-complex="15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Text_20_body"><text:initial-creator/></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9"><text:a xlink:type="simple" xlink:href="#__RefHeading__374_1097190633" text:style-name="Index_20_Link" text:visited-style-name="Index_20_Link">Primer ataque: Extrayendo todas las imágenes de la SD.<text:tab/>3</text:a></text:p>
          <text:p text:style-name="P20"><text:a xlink:type="simple" xlink:href="#__RefHeading__376_1097190633" text:style-name="Index_20_Link" text:visited-style-name="Index_20_Link">Objetivo<text:tab/>3</text:a></text:p>
          <text:p text:style-name="P20"><text:a xlink:type="simple" xlink:href="#__RefHeading__378_1097190633" text:style-name="Index_20_Link" text:visited-style-name="Index_20_Link">Dos aplicaciones trabajan en conjunto: motivación <text:tab/>4</text:a></text:p>
          <text:p text:style-name="P20"><text:a xlink:type="simple" xlink:href="#__RefHeading__380_1097190633" text:style-name="Index_20_Link" text:visited-style-name="Index_20_Link">Primera parte: Extrayendo imágenes de la SD <text:tab/>4</text:a></text:p>
          <text:p text:style-name="P20"><text:a xlink:type="simple" xlink:href="#__RefHeading__382_1097190633" text:style-name="Index_20_Link" text:visited-style-name="Index_20_Link"><text:s/><text:tab/>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text:soft-page-break/></text:p>
      <text:p text:style-name="Heading">Introducción</text:p>
      <text:p text:style-name="P4">La utilización de la tecnología móvil ha incrementado notoriamente en estos últimos años. La comodidad que brindan los dispositivos móviles para realizar cualquier tipo de acción, hace que las personas dependan más y más de sus móviles, llegando a una dependencia jamás antes pensada. </text:p>
      <text:p text:style-name="P4">Esto no sólo ocurre con la gente que entiende la tecnología, sino que, ante la facilidad de uso que brindan estos aparatos, las personas que no nacieron en la “época de la tecnología” también puedan rápidamente adaptarse a ellos y utilizarlos como cualquier otro. <text:s/></text:p>
      <text:p text:style-name="P4">El problema surge cuando las mismas personas que crean dicha depencia casi única entre la persona y su dispositivo (guardando información muy sensiblel), desconocen las potenciales implicancias de instalar una aplicación en él. </text:p>
      <text:p text:style-name="P4">La gran mayoría de las personas cuando instala aplicaciones en sus dispositivos, no revisa los permisos que requiere la aplicación, aceptando cualquier conjunto de permisos mientras que la funcionalidad de dicha aplicación (o lo que la aplicación dice hacer) satisfaga sus necesidades. </text:p>
      <text:p text:style-name="P4">En el siguiente trabajo, presentaremos dos ataques distintos basados en la ejecución de aplicaciones maliciosas. Para el primero, mostraremos cómo dos aplicaciones pueden trabajar en conjunto para extraer información del dispositivo requiriendo los persmisos mínimos. Para el segundo, cómo una aplicación nos engañará diciendo que hace cierta tarea, cuando, en realidad, una vez instalada, comienza a hacer otro tipo de cosas.</text:p>
      <text:p text:style-name="Text_20_body"/>
      <text:h text:style-name="Heading_20_1" text:outline-level="1"><text:bookmark-start text:name="__RefHeading__374_1097190633"/>Primer ataque: Extrayendo todas las imágenes de la SD.<text:bookmark-end text:name="__RefHeading__374_1097190633"/></text:h>
      <text:p text:style-name="Text_20_body"/>
      <text:h text:style-name="Heading_20_2" text:outline-level="2"><text:bookmark-start text:name="__RefHeading__376_1097190633"/>Objetivo<text:bookmark-end text:name="__RefHeading__376_1097190633"/></text:h>
      <text:p text:style-name="Text_20_body"/>
      <text:p text:style-name="P15">El objetivo de este primer ataque era el de poder extraer toda la imágenes que estuvieran prensentes en la SD del dispositivo y enviarlas a un servidor controlado por nosotros. Esta tarea, cómo mínimo, requiere dos tipos de permisos distintos: </text:p>
      <text:list xml:id="list1623054245" text:style-name="L1">
        <text:list-item>
          <text:p text:style-name="P16">Acceso de lectura a la SD.</text:p>
        </text:list-item>
        <text:list-item>
          <text:p text:style-name="P16">Acceso a internet</text:p>
        </text:list-item>
      </text:list>
      <text:p text:style-name="P15">La primer idea que surgió en nuestro equipo fue la de crear una aplicación que simplemente pidiera esos dos permisos e hiciera el trabajo por sí sola. Luego de discusiones, llegamos una conclusión por unanimidad: Si queremos que hasta los <text:span text:style-name="T7">MUY </text:span>cuidadosos caigan en nuestra trampa, teníamos que elegir una aplicación que tuviese muy buenos fundamentos para requerir ambos permisos y, aún así, la persona atenta podría rechazarla por el sólo hecho de los tipos de permisos que requería (sin importar qué hiciera).</text:p>
      <text:p text:style-name="P15">Pero nosotros queríamos que esas personas también pudieran caer en nuestra trampa.</text:p>
      <text:h text:style-name="Heading_20_2" text:outline-level="2"><text:span text:style-name="T7"/></text:h>
      <text:p text:style-name="Text_20_body"><text:span text:style-name="T7"/></text:p>
      <text:p text:style-name="Text_20_body"><text:span text:style-name="T7"/></text:p>
      <text:h text:style-name="Heading_20_2" text:outline-level="2"><text:bookmark-start text:name="__RefHeading__378_1097190633"/><text:soft-page-break/><text:span text:style-name="T7">Dos aplicaciones trabajan en conjunto: motivación</text:span><text:span text:style-name="T5"> </text:span><text:bookmark-end text:name="__RefHeading__378_1097190633"/></text:h>
      <text:p text:style-name="P15"/>
      <text:p text:style-name="P15">Luego de una etapa de investigación, nos encontramos con una forma de esconder estos permisos. No podíamos dejar de pedirlos ya que eran necesarios para llevar a cabo el objetivo, pero sí podíamos esconderlos. </text:p>
      <text:p text:style-name="P15">La solución que encontramos fue, <text:span text:style-name="T8">dividirlas aplicaciones pueden crear servicios públicos accessibles por cualquier aplicación instalada en el mismo dispositivo. </text:span>ir las tareas en dos aplicaciones distintas. Encontramos que en Android, Por lo tanto nuestro enfoque cambió radicalmente. Ya no teníamos una sóla aplicación que requeriese ambos permisos, sino que serían dos aplicaciones, una que pidiese el permiso de lecutra a la SD y otra el permiso de acceso a internet. De esta forma, los fundamentos que deberíamos exponer para cada aplicación se verían simplificados, y además la relacion entre las aplicaciones sería <text:span text:style-name="T7">CASI </text:span><text:s/>transparente para el usuario. </text:p>
      <text:p text:style-name="P15"/>
      <text:p text:style-name="P15">Por lo tanto, la “Extracción de imágenes de la SD” se había dividido en dos aplicaciones que llevarían a cabo tareas distintas pero con un fin en :</text:p>
      <text:list xml:id="list279834861" text:style-name="L6">
        <text:list-item>
          <text:p text:style-name="P17">Recolección de las imágenes SD (primera aplicación)</text:p>
        </text:list-item>
        <text:list-item>
          <text:p text:style-name="P17">Envío al servidor (segunda aplicación) </text:p>
        </text:list-item>
      </text:list>
      <text:p text:style-name="Text_20_body"/>
      <text:h text:style-name="Heading_20_2" text:outline-level="2"><text:bookmark-start text:name="__RefHeading__380_1097190633"/>Primera parte: Extrayendo imágenes de la SD <text:bookmark-end text:name="__RefHeading__380_1097190633"/></text:h>
      <text:p text:style-name="Text_20_body"/>
      <text:h text:style-name="Heading_20_2" text:outline-level="2"><text:bookmark-start text:name="__RefHeading__382_1097190633"/><text:s/><text:bookmark-end text:name="__RefHeading__382_109719063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svg:font-family="Times"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Droid Sans" svg:font-family="'Droid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1"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s" fo:country="AR" fo:font-style="normal" style:text-underline-style="none" fo:font-weight="bold" style:letter-kerning="true" style:font-size-asian="11pt" style:language-asian="zh" style:country-asian="CN" style:font-style-asian="normal" style:font-weight-asian="bold"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s" fo:country="AR" fo:font-style="normal" style:text-underline-style="none" fo:font-weight="bold" style:letter-kerning="true" style:font-name-asian="Arial1" style:font-size-asian="11pt" style:language-asian="zh" style:country-asian="CN" style:font-style-asian="normal" style:font-weight-asian="bold"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class="chapter">
      <style:paragraph-properties fo:margin-top="0cm" fo:margin-bottom="0cm"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42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Times new roman" fo:font-size="15pt" style:font-size-asian="15pt" style:font-size-complex="15pt"/>
    </style:style>
    <style:style style:name="MP2" style:family="paragraph" style:parent-style-name="Standard">
      <style:text-properties style:font-name="Times new roman" fo:font-size="14pt" style:font-size-asian="14pt" style:font-size-complex="14pt"/>
    </style:style>
    <style:style style:name="MP3" style:family="paragraph" style:parent-style-name="Standard">
      <style:paragraph-properties fo:margin-left="0cm" fo:margin-right="0cm" fo:text-indent="0cm" style:auto-text-indent="false"/>
    </style:style>
    <style:style style:name="MP4" style:family="paragraph" style:parent-style-name="Title">
      <style:paragraph-properties fo:text-align="center" style:justify-single-word="false"/>
    </style:style>
    <style:style style:name="MP5" style:family="paragraph" style:parent-style-name="Standard">
      <style:text-properties style:font-name="Times New roman" fo:font-size="15pt" style:font-size-asian="15pt" style:font-size-complex="15pt"/>
    </style:style>
    <style:style style:name="MP6" style:family="paragraph" style:parent-style-name="Standard" style:list-style-name="ML1">
      <style:text-properties style:font-name="Times New roman" fo:font-size="15pt" style:font-size-asian="15pt" style:font-size-complex="15pt"/>
    </style:style>
    <style:style style:name="MP7" style:family="paragraph" style:parent-style-name="Standard" style:list-style-name="ML1">
      <style:text-properties style:font-name="Times New roman" fo:font-size="15pt" fo:font-weight="normal" style:font-name-asian="Times New Roman1" style:font-size-asian="15pt" style:font-weight-asian="normal" style:font-name-complex="Times New Roman1" style:font-size-complex="15pt"/>
    </style:style>
    <style:style style:name="MP8" style:family="paragraph" style:parent-style-name="Standard">
      <style:text-properties fo:font-weight="normal" style:font-name-asian="Times New Roman1" style:font-weight-asian="normal" style:font-name-complex="Times New Roman1"/>
    </style:style>
    <style:style style:name="MP9" style:family="paragraph" style:parent-style-name="Standard">
      <style:text-properties fo:font-size="10pt" fo:font-weight="normal" style:font-size-asian="10pt" style:font-weight-asian="normal" style:font-size-complex="10pt" style:font-weight-complex="normal"/>
    </style:style>
    <style:style style:name="MP10" style:family="paragraph" style:parent-style-name="Standard" style:list-style-name="ML2"/>
    <style:style style:name="MP11" style:family="paragraph" style:parent-style-name="Standard" style:list-style-name="ML2">
      <style:text-properties style:font-name="Times New roman" fo:font-size="15pt" style:font-size-asian="15pt" style:font-size-complex="15pt"/>
    </style:style>
    <style:style style:name="MT1" style:family="text">
      <style:text-properties fo:font-size="10pt" fo:font-weight="normal" style:font-name-asian="Droid Sans1" style:font-size-asian="10pt" style:font-weight-asian="normal" style:font-name-complex="Droid Sans1" style:font-size-complex="10pt" style:font-weight-complex="normal"/>
    </style:style>
    <style:style style:name="MT2" style:family="text">
      <style:text-properties fo:font-weight="normal" style:font-name-asian="Droid Sans1" style:font-weight-asian="normal" style:font-name-complex="Droid Sans1"/>
    </style:style>
    <style:style style:name="MT3" style:family="text">
      <style:text-properties fo:font-size="10pt" fo:font-weight="bold" style:font-name-asian="Droid Sans1" style:font-size-asian="10pt" style:font-weight-asian="bold" style:font-name-complex="Droid Sans1" style:font-size-complex="10pt" style:font-weight-complex="bold"/>
    </style:style>
    <style:style style:name="MT4" style:family="text">
      <style:text-properties fo:font-size="35pt" style:font-size-asian="35pt" style:font-size-complex="35pt"/>
    </style:style>
    <style:style style:name="MT5" style:family="text">
      <style:text-properties style:font-name="Times New Roman" fo:font-size="35pt" style:font-name-asian="Times New Roman1" style:font-size-asian="35pt" style:font-name-complex="Times New Roman1" style:font-size-complex="35pt"/>
    </style:style>
    <style:style style:name="MT6" style:family="text">
      <style:text-properties fo:font-weight="normal" style:font-name-asian="Times New Roman1" style:font-weight-asian="normal" style:font-name-complex="Times New Roman1"/>
    </style:style>
    <style:style style:name="MT7" style:family="text">
      <style:text-properties style:font-name="Times New roman" fo:font-size="15pt" fo:font-weight="normal" style:font-size-asian="15pt" style:font-weight-asian="normal" style:font-size-complex="15pt" style:font-weight-complex="normal"/>
    </style:style>
    <style:style style:name="MT8" style:family="text">
      <style:text-properties fo:font-weight="normal" style:font-weight-asian="normal" style:font-weight-complex="normal"/>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M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ML2">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text:span text:style-name="MT1">Santiago Alvarez Colombo <text:s text:c="7"/>- <text:s text:c="7"/>Pablo Agustín Artuso <text:s text:c="8"/>- <text:s text:c="9"/>Santiago Torres Batán <text:s text:c="10"/></text:span><text:span text:style-name="MT2"><text:s/></text:span><text:span text:style-name="MT3">Julio 2015</text:span></text:p>
      </style:header>
    </style:master-page>
    <style:master-page style:name="First_20_Page" style:display-name="First Page" style:page-layout-name="Mpm2" style:next-style-name="Standard">
      <style:header>
        <text:p text:style-name="MP3"><draw:frame draw:style-name="Mfr1" draw:name="image02.jpg" text:anchor-type="as-char" svg:width="5.874cm" svg:height="2.143cm" draw:z-index="0"><draw:image xlink:href="Pictures/10000000000000DE00000051E55F86EC.jpg" xlink:type="simple" xlink:show="embed" xlink:actuate="onLoad"/><svg:title>dc-logo.jpg</svg:title></draw:frame><text:tab/><text:tab/><text:tab/><text:tab/><text:tab/><text:tab/><draw:frame draw:style-name="Mfr1" draw:name="image03.jpg" text:anchor-type="as-char" svg:width="2.937cm" svg:height="2.949cm" draw:z-index="1"><draw:image xlink:href="Pictures/10000000000000E0000000E1454FC464.jpg" xlink:type="simple" xlink:show="embed" xlink:actuate="onLoad"/><svg:title>uba-logo.jpg</svg:title></draw:frame></text:p>
        <text:p text:style-name="Standard"/>
        <text:p text:style-name="Standard"/>
        <text:p text:style-name="MP4"><text:span text:style-name="MT4"/></text:p>
        <text:p text:style-name="MP4"><text:span text:style-name="MT4"/></text:p>
        <text:p text:style-name="MP4"><text:bookmark text:name="h.ajmqkhcb7vs"/><text:span text:style-name="MT4"><text:tab/></text:span><text:span text:style-name="MT5">Aplicaciones maliciosas para Android</text:span></text:p>
        <text:p text:style-name="Standard"><text:tab/></text:p>
        <text:p text:style-name="Standard"><text:tab/><text:tab/></text:p>
        <text:p text:style-name="MP5"/>
        <text:p text:style-name="MP5">Autores:</text:p>
        <text:list xml:id="list2059916975" text:style-name="ML1">
          <text:list-item>
            <text:p text:style-name="MP6"><text:span text:style-name="MT6">Alvarez Colombo, Santiago</text:span></text:p>
          </text:list-item>
          <text:list-item>
            <text:p text:style-name="MP6"><text:span text:style-name="MT6">Artuso, Pablo Agustín</text:span></text:p>
          </text:list-item>
          <text:list-item>
            <text:p text:style-name="MP7">Torres Batán, Santiago</text:p>
          </text:list-item>
        </text:list>
        <text:p text:style-name="Standard"/>
        <text:p text:style-name="MP8"/>
        <text:p text:style-name="MP9"/>
        <text:p text:style-name="MP9"/>
        <text:p text:style-name="MP5">Palabras clave: </text:p>
        <text:list xml:id="list1739708620" text:style-name="ML2">
          <text:list-item>
            <text:p text:style-name="MP10"><text:span text:style-name="MT7">Android</text:span></text:p>
          </text:list-item>
          <text:list-item>
            <text:p text:style-name="MP11"><text:span text:style-name="MT8">Malware</text:span></text:p>
          </text:list-item>
          <text:list-item>
            <text:p text:style-name="MP11"><text:span text:style-name="MT8">Robo imágenes</text:span></text:p>
          </text:list-item>
          <text:list-item>
            <text:p text:style-name="MP11"><text:span text:style-name="MT8">RAT</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8T18:58:44</dc:date>
    <dc:creator>partu </dc:creator>
    <meta:generator>LibreOffice/3.5$Linux_x86 LibreOffice_project/350m1$Build-2</meta:generator>
    <meta:editing-duration>PT38M52S</meta:editing-duration>
    <meta:editing-cycles>9</meta:editing-cycles>
    <meta:document-statistic meta:table-count="0" meta:image-count="2" meta:object-count="0" meta:page-count="5" meta:paragraph-count="43" meta:word-count="638" meta:character-count="4121" meta:non-whitespace-character-count="3457"/>
  </office:meta>
</office:document-meta>
</file>